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  <style:text-properties style:text-position=""/>
    </style:style>
    <style:style style:name="ce2" style:family="table-cell" style:parent-style-name="Default">
      <style:table-cell-properties fo:background-color="#66cc00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able-cell-properties fo:background-color="#cc0000"/>
    </style:style>
    <style:style style:name="ce5" style:family="table-cell" style:parent-style-name="Default">
      <style:table-cell-properties fo:background-color="#66cc00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/>
          <table:table-cell table:formula="of:=100 - SUM([.A2:.B2])" office:value-type="float" office:value="100" calcext:value-type="float">
            <text:p>100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/>
          <table:table-cell table:formula="of:=100 - SUM([.A3:.B3])" office:value-type="float" office:value="100" calcext:value-type="float">
            <text:p>100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/>
          <table:table-cell table:formula="of:=100 - SUM([.A4:.B4])" office:value-type="float" office:value="100" calcext:value-type="float">
            <text:p>100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/>
          <table:table-cell table:formula="of:=100 - SUM([.A5:.B5])" office:value-type="float" office:value="100" calcext:value-type="float">
            <text:p>100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/>
          <table:table-cell table:formula="of:=100 - SUM([.A6:.B6])" office:value-type="float" office:value="100" calcext:value-type="float">
            <text:p>100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/>
          <table:table-cell table:formula="of:=100 - SUM([.A7:.B7])" office:value-type="float" office:value="100" calcext:value-type="float">
            <text:p>100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/>
          <table:table-cell table:formula="of:=100 - SUM([.A8:.B8])" office:value-type="float" office:value="100" calcext:value-type="float">
            <text:p>100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/>
          <table:table-cell table:formula="of:=100 - SUM([.A9:.B9])" office:value-type="float" office:value="100" calcext:value-type="float">
            <text:p>100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/>
          <table:table-cell table:formula="of:=100 - SUM([.A10:.B10])" office:value-type="float" office:value="100" calcext:value-type="float">
            <text:p>100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/>
          <table:table-cell table:formula="of:=100 - SUM([.A11:.B11])" office:value-type="float" office:value="100" calcext:value-type="float">
            <text:p>100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string" office:string-value="" calcext:value-type="error">
            <text:p>#DIV/0!</text:p>
          </table:table-cell>
          <table:table-cell table:formula="of:=AVERAGE([.C2:.C11])" office:value-type="float" office:value="100" calcext:value-type="float">
            <text:p>100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7:.H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05:59.402038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4:51.609252818</meta:creation-date>
    <dc:date>2018-01-17T15:05:17.932918067</dc:date>
    <meta:editing-duration>PT26S</meta:editing-duration>
    <meta:editing-cycles>1</meta:editing-cycles>
    <meta:generator>LibreOffice/5.1.6.2$Linux_X86_64 LibreOffice_project/10m0$Build-2</meta:generator>
    <meta:document-statistic meta:table-count="1" meta:cell-count="84" meta:object-count="0"/>
  </office:meta>
</office:document-meta>
</file>